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fo:font-size="20pt" style:font-size-asian="20pt"/>
    </style:style>
    <style:style style:name="P3" style:parent-style-name="內文" style:family="paragraph">
      <style:paragraph-properties fo:line-height="200%"/>
    </style:style>
    <style:style style:name="P4" style:parent-style-name="內文" style:family="paragraph">
      <style:paragraph-properties fo:line-height="200%" fo:text-indent="0.6666in"/>
    </style:style>
    <style:style style:name="P5" style:parent-style-name="內文" style:family="paragraph">
      <style:paragraph-properties fo:line-height="200%" fo:text-indent="0.7777in"/>
    </style:style>
    <style:style style:name="P6" style:parent-style-name="內文" style:family="paragraph">
      <style:paragraph-properties fo:line-height="200%" fo:text-indent="0.2222in"/>
    </style:style>
    <style:style style:name="P7" style:parent-style-name="內文" style:family="paragraph">
      <style:paragraph-properties fo:line-height="200%" fo:text-indent="0.2222in"/>
    </style:style>
    <style:style style:name="P8" style:parent-style-name="內文" style:family="paragraph">
      <style:paragraph-properties fo:line-height="200%" fo:text-indent="0.2222in"/>
    </style:style>
    <style:style style:name="P9" style:parent-style-name="內文" style:family="paragraph">
      <style:paragraph-properties fo:line-height="200%" fo:text-indent="0.2222in"/>
    </style:style>
    <style:style style:name="P10" style:parent-style-name="內文" style:family="paragraph">
      <style:paragraph-properties fo:line-height="200%" fo:text-indent="0.2222in"/>
    </style:style>
    <style:style style:name="P11" style:parent-style-name="內文" style:family="paragraph">
      <style:paragraph-properties fo:line-height="200%" fo:text-indent="0.2222in"/>
    </style:style>
    <style:style style:name="P12" style:parent-style-name="內文" style:family="paragraph">
      <style:paragraph-properties fo:line-height="200%" fo:text-indent="0.2222in"/>
    </style:style>
    <style:style style:name="P13" style:parent-style-name="內文" style:family="paragraph">
      <style:paragraph-properties fo:text-align="start"/>
    </style:style>
    <style:style style:name="P14" style:parent-style-name="內文" style:family="paragraph">
      <style:paragraph-properties fo:text-align="start"/>
    </style:style>
    <style:style style:name="P15" style:parent-style-name="內文" style:family="paragraph">
      <style:paragraph-properties fo:text-align="start"/>
    </style:style>
    <style:style style:name="P16" style:parent-style-name="內文" style:family="paragraph">
      <style:paragraph-properties fo:text-align="start"/>
    </style:style>
    <style:style style:name="P17" style:parent-style-name="內文" style:family="paragraph">
      <style:paragraph-properties fo:text-align="start"/>
    </style:style>
    <style:style style:name="T18" style:parent-style-name="預設段落字型" style:family="text">
      <style:text-properties fo:font-size="10pt" style:font-size-asian="10pt"/>
    </style:style>
    <style:style style:name="P19" style:parent-style-name="內文" style:family="paragraph">
      <style:paragraph-properties fo:text-align="center"/>
      <style:text-properties style:font-name="標楷體" fo:font-size="10pt" style:font-size-asian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違章建物自行拆除切結書</text:p>
      <text:p text:style-name="P3">本人所有新北市<text:s text:c="6"/>區<text:s text:c="8"/><text:s text:c="4"/>巷<text:s text:c="3"/>弄<text:s text:c="3"/>號<text:s/><text:s/><text:s/>層<text:s text:c="5"/></text:p>
      <text:p text:style-name="P4">造建物（座落於　　　段　<text:s/>　　小段　　<text:s/>　　地號等　筆土地）為配合申請建造執照擬自行拆除，該建物確無設定任何他項權利及抵押，如因拆除而發生任何產權糾紛或損害鄰房、妨礙它人權益，本人願負一切法律責任。恐口無憑，特立切結書。</text:p>
      <text:p text:style-name="P5">此致</text:p>
      <text:p text:style-name="P6">臺北水源特定區管理局</text:p>
      <text:p text:style-name="P7"/>
      <text:p text:style-name="P8"/>
      <text:p text:style-name="P9"/>
      <text:p text:style-name="P10">房屋所有權人：</text:p>
      <text:p text:style-name="P11">身分證字號：</text:p>
      <text:p text:style-name="P12">地<text:s text:c="6"/>址：</text:p>
      <text:p text:style-name="P13"/>
      <text:p text:style-name="P14"/>
      <text:p text:style-name="P15"/>
      <text:p text:style-name="P16"/>
      <text:p text:style-name="P17"><text:span text:style-name="T18"><draw:frame draw:z-index="251657728" draw:id="id0" draw:style-name="a0" draw:name="Text Box 3" text:anchor-type="paragraph" svg:x="4.38472in" svg:y="0.60417in" svg:width="1.99306in" svg:height="0.30208in" style:rel-width="scale" style:rel-height="scale"><draw:text-box><text:p text:style-name="P19"/><text:p text:style-name="內文"/></draw:text-box><svg:title/><svg:desc/></draw:frame></text:span>中華民國　　　年　　　月　　　日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6pt" style:font-size-asian="16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5118in" fo:margin-right="0.9847in" style:num-format="1" style:writing-mode="lr-tb" style:layout-grid-mode="line" style:layout-grid-lines="33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756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違章建物自行拆除切結書</dc:title>
    <meta:initial-creator>user0060058</meta:initial-creator>
    <dc:creator>林茂昌</dc:creator>
    <meta:creation-date>2018-11-14T02:24:00Z</meta:creation-date>
    <dc:date>2018-11-14T02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54" meta:row-count="1" meta:non-whitespace-character-count="217"/>
  </office:meta>
</office:document-meta>
</file>